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Event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EventConverter.unmarshal( HierarchicalStreamReader reader , Un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EventConverter.marshal( Object source , HierarchicalStreamWriter writer , 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Event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